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e6e64c" fo:border-left="3pt solid #000000" fo:border-right="none" fo:border-top="3pt solid #000000"/>
    </style:style>
    <style:style style:name="ce2" style:family="table-cell" style:parent-style-name="Default">
      <style:table-cell-properties fo:border-bottom="none" fo:background-color="#e6e64c" fo:border-left="3pt solid #000000" fo:border-right="none" fo:border-top="none"/>
    </style:style>
    <style:style style:name="ce3" style:family="table-cell" style:parent-style-name="Default">
      <style:table-cell-properties fo:border-bottom="3pt solid #000000" fo:background-color="#e6e64c" fo:border-left="3pt solid #000000" fo:border-right="none" fo:border-top="none"/>
    </style:style>
    <style:style style:name="ce4" style:family="table-cell" style:parent-style-name="Default">
      <style:table-cell-properties fo:border-bottom="none" fo:background-color="#e6e64c" fo:border-left="none" fo:border-right="none" fo:border-top="3pt solid #000000"/>
    </style:style>
    <style:style style:name="ce5" style:family="table-cell" style:parent-style-name="Default">
      <style:table-cell-properties fo:background-color="#e6e64c"/>
    </style:style>
    <style:style style:name="ce6" style:family="table-cell" style:parent-style-name="Default">
      <style:table-cell-properties fo:border-bottom="3pt solid #000000" fo:background-color="#e6e64c" fo:border-left="none" fo:border-right="none" fo:border-top="none"/>
    </style:style>
    <style:style style:name="ce7" style:family="table-cell" style:parent-style-name="Default">
      <style:table-cell-properties fo:border-bottom="none" fo:background-color="#e6e64c" fo:border-left="none" fo:border-right="3pt solid #000000" fo:border-top="3pt solid #000000"/>
    </style:style>
    <style:style style:name="ce8" style:family="table-cell" style:parent-style-name="Default">
      <style:table-cell-properties fo:border-bottom="none" fo:background-color="#e6e64c" fo:border-left="none" fo:border-right="3pt solid #000000" fo:border-top="none"/>
    </style:style>
    <style:style style:name="ce9" style:family="table-cell" style:parent-style-name="Default">
      <style:table-cell-properties fo:border-bottom="3pt solid #000000" fo:background-color="#e6e64c" fo:border-left="none" fo:border-right="3pt solid #000000" fo:border-top="none"/>
    </style:style>
    <style:style style:name="ce10" style:family="table-cell" style:parent-style-name="Default">
      <style:table-cell-properties fo:background-color="#00ffff" fo:border="3pt solid #0099ff"/>
    </style:style>
    <style:style style:name="ce11" style:family="table-cell" style:parent-style-name="Default">
      <style:table-cell-properties fo:background-color="#00ffff"/>
    </style:style>
    <style:style style:name="P1" style:family="paragraph">
      <style:paragraph-properties fo:text-align="center"/>
    </style:style>
  </office:automatic-styles>
  <office:body>
    <office:spreadsheet>
      <table:calculation-settings table:automatic-find-labels="false"/>
      <table:table table:name="CsvImport"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svImportButton" form:control-implementation="ooo:com.sun.star.form.component.CommandButton" xml:id="control1" form:id="control1" form:label="CSV Impor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61.32mm" svg:height="25.5mm" svg:x="25.08mm" svg:y="5.05mm" draw:control="control1"/>
        </table:shapes>
        <table:table-column table:style-name="co1" table:number-columns-repeated="10" table:default-cell-style-name="Default"/>
        <table:table-row table:style-name="ro1">
          <table:table-cell table:style-name="ce1"/>
          <table:table-cell table:style-name="ce4" table:number-columns-repeated="3"/>
          <table:table-cell table:style-name="ce7"/>
          <table:table-cell table:number-columns-repeated="5"/>
        </table:table-row>
        <table:table-row table:style-name="ro1" table:number-rows-repeated="3">
          <table:table-cell table:style-name="ce2"/>
          <table:table-cell table:style-name="ce5" table:number-columns-repeated="3"/>
          <table:table-cell table:style-name="ce8"/>
          <table:table-cell table:number-columns-repeated="5"/>
        </table:table-row>
        <table:table-row table:style-name="ro1">
          <table:table-cell table:style-name="ce2"/>
          <table:table-cell table:style-name="ce5" table:number-columns-repeated="3"/>
          <table:table-cell table:style-name="ce8"/>
          <table:table-cell office:value-type="string" calcext:value-type="string">
            <text:p>Push button, New Book created. It’s CSV imported.</text:p>
          </table:table-cell>
          <table:table-cell table:number-columns-repeated="4"/>
        </table:table-row>
        <table:table-row table:style-name="ro1" table:number-rows-repeated="2">
          <table:table-cell table:style-name="ce2"/>
          <table:table-cell table:style-name="ce5" table:number-columns-repeated="3"/>
          <table:table-cell table:style-name="ce8"/>
          <table:table-cell table:number-columns-repeated="5"/>
        </table:table-row>
        <table:table-row table:style-name="ro1">
          <table:table-cell table:style-name="ce3"/>
          <table:table-cell table:style-name="ce6" table:number-columns-repeated="3"/>
          <table:table-cell table:style-name="ce9"/>
          <table:table-cell table:number-columns-repeated="5"/>
        </table:table-row>
        <table:table-row table:style-name="ro1" table:number-rows-repeated="2">
          <table:table-cell table:number-columns-repeated="10"/>
        </table:table-row>
        <table:table-row table:style-name="ro1">
          <table:table-cell table:number-columns-repeated="5"/>
          <table:table-cell office:value-type="string" calcext:value-type="string">
            <text:p>Folder Path (フォルダーパス)</text:p>
          </table:table-cell>
          <table:table-cell table:number-columns-repeated="4"/>
        </table:table-row>
        <table:table-row table:style-name="ro1">
          <table:table-cell table:number-columns-repeated="10"/>
        </table:table-row>
        <table:table-row table:style-name="ro1">
          <table:table-cell/>
          <table:table-cell office:value-type="string" calcext:value-type="string">
            <text:p>Folder</text:p>
          </table:table-cell>
          <table:table-cell/>
          <table:table-cell office:value-type="string" calcext:value-type="string">
            <text:p>信頼のおけるフォルダー</text:p>
          </table:table-cell>
          <table:table-cell/>
          <table:table-cell table:style-name="ce10" office:value-type="string" calcext:value-type="string">
            <text:p>C:\Users\Takahashi\Documents\muzudho\Unity\KifuwarabeFighter2\KifuwarabeFighter2\</text:p>
          </table:table-cell>
          <table:table-cell table:number-columns-repeated="4"/>
        </table:table-row>
        <table:table-row table:style-name="ro1">
          <table:table-cell table:number-columns-repeated="10"/>
        </table:table-row>
        <table:table-row table:style-name="ro1">
          <table:table-cell table:number-columns-repeated="5"/>
          <table:table-cell office:value-type="string" calcext:value-type="string">
            <text:p>File Name (ファイル名)</text:p>
          </table:table-cell>
          <table:table-cell table:number-columns-repeated="3"/>
          <table:table-cell office:value-type="string" calcext:value-type="string">
            <text:p>Sheet Name (シート名)</text:p>
          </table:table-cell>
        </table:table-row>
        <table:table-row table:style-name="ro1">
          <table:table-cell table:number-columns-repeated="10"/>
        </table:table-row>
        <table:table-row table:style-name="ro1">
          <table:table-cell/>
          <table:table-cell office:value-type="string" calcext:value-type="string">
            <text:p>parameters</text:p>
          </table:table-cell>
          <table:table-cell/>
          <table:table-cell office:value-type="string" calcext:value-type="string">
            <text:p>引数一覧</text:p>
          </table:table-cell>
          <table:table-cell/>
          <table:table-cell table:style-name="ce10" office:value-type="string" calcext:value-type="string">
            <text:p>_log_(<text:a xlink:href="mailto:AniCon@Char3" xlink:type="simple">AniCon@Char3</text:a>)parameters.csv</text:p>
          </table:table-cell>
          <table:table-cell table:number-columns-repeated="3"/>
          <table:table-cell table:style-name="ce11" office:value-type="string" calcext:value-type="string">
            <text:p>parameters</text:p>
          </table:table-cell>
        </table:table-row>
        <table:table-row table:style-name="ro1">
          <table:table-cell table:number-columns-repeated="5"/>
          <table:table-cell table:style-name="ce10" office:value-type="string" calcext:value-type="string">
            <text:p>_log_(<text:a xlink:href="mailto:AniCon@Char3" xlink:type="simple">AniCon@Char3</text:a>)parameters_def.csv</text:p>
          </table:table-cell>
          <table:table-cell table:number-columns-repeated="3"/>
          <table:table-cell table:style-name="ce11" office:value-type="string" calcext:value-type="string">
            <text:p>parameters_def</text:p>
          </table:table-cell>
        </table:table-row>
        <table:table-row table:style-name="ro1">
          <table:table-cell/>
          <table:table-cell office:value-type="string" calcext:value-type="string">
            <text:p>layers</text:p>
          </table:table-cell>
          <table:table-cell/>
          <table:table-cell office:value-type="string" calcext:value-type="string">
            <text:p>レイヤー一覧</text:p>
          </table:table-cell>
          <table:table-cell/>
          <table:table-cell table:style-name="ce10" office:value-type="string" calcext:value-type="string">
            <text:p>_log_(<text:a xlink:href="mailto:AniCon@Char3" xlink:type="simple">AniCon@Char3</text:a>)layers.csv</text:p>
          </table:table-cell>
          <table:table-cell table:number-columns-repeated="3"/>
          <table:table-cell table:style-name="ce11" office:value-type="string" calcext:value-type="string">
            <text:p>layers</text:p>
          </table:table-cell>
        </table:table-row>
        <table:table-row table:style-name="ro1">
          <table:table-cell table:number-columns-repeated="5"/>
          <table:table-cell table:style-name="ce10" office:value-type="string" calcext:value-type="string">
            <text:p>_log_(<text:a xlink:href="mailto:AniCon@Char3" xlink:type="simple">AniCon@Char3</text:a>)layers_def.csv</text:p>
          </table:table-cell>
          <table:table-cell table:number-columns-repeated="3"/>
          <table:table-cell table:style-name="ce11" office:value-type="string" calcext:value-type="string">
            <text:p>layers_def</text:p>
          </table:table-cell>
        </table:table-row>
        <table:table-row table:style-name="ro1">
          <table:table-cell/>
          <table:table-cell office:value-type="string" calcext:value-type="string">
            <text:p>stateMachines</text:p>
          </table:table-cell>
          <table:table-cell/>
          <table:table-cell office:value-type="string" calcext:value-type="string">
            <text:p>ステートマシーン一覧</text:p>
          </table:table-cell>
          <table:table-cell/>
          <table:table-cell table:style-name="ce10" office:value-type="string" calcext:value-type="string">
            <text:p>_log_(<text:a xlink:href="mailto:AniCon@Char3" xlink:type="simple">AniCon@Char3</text:a>)stateMachines.csv</text:p>
          </table:table-cell>
          <table:table-cell table:number-columns-repeated="3"/>
          <table:table-cell table:style-name="ce11" office:value-type="string" calcext:value-type="string">
            <text:p>stateMachines</text:p>
          </table:table-cell>
        </table:table-row>
        <table:table-row table:style-name="ro1">
          <table:table-cell table:number-columns-repeated="5"/>
          <table:table-cell table:style-name="ce10" office:value-type="string" calcext:value-type="string">
            <text:p>_log_(<text:a xlink:href="mailto:AniCon@Char3" xlink:type="simple">AniCon@Char3</text:a>)stateMachines_def.csv</text:p>
          </table:table-cell>
          <table:table-cell table:number-columns-repeated="3"/>
          <table:table-cell table:style-name="ce11" office:value-type="string" calcext:value-type="string">
            <text:p>stateMachines_def</text:p>
          </table:table-cell>
        </table:table-row>
        <table:table-row table:style-name="ro1">
          <table:table-cell/>
          <table:table-cell office:value-type="string" calcext:value-type="string">
            <text:p>states</text:p>
          </table:table-cell>
          <table:table-cell/>
          <table:table-cell office:value-type="string" calcext:value-type="string">
            <text:p>ステート一覧</text:p>
          </table:table-cell>
          <table:table-cell/>
          <table:table-cell table:style-name="ce10" office:value-type="string" calcext:value-type="string">
            <text:p>_log_(<text:a xlink:href="mailto:AniCon@Char3" xlink:type="simple">AniCon@Char3</text:a>)states.csv</text:p>
          </table:table-cell>
          <table:table-cell table:number-columns-repeated="3"/>
          <table:table-cell table:style-name="ce11" office:value-type="string" calcext:value-type="string">
            <text:p>states</text:p>
          </table:table-cell>
        </table:table-row>
        <table:table-row table:style-name="ro1">
          <table:table-cell table:number-columns-repeated="5"/>
          <table:table-cell table:style-name="ce10" office:value-type="string" calcext:value-type="string">
            <text:p>_log_(<text:a xlink:href="mailto:AniCon@Char3" xlink:type="simple">AniCon@Char3</text:a>)states_def.csv</text:p>
          </table:table-cell>
          <table:table-cell table:number-columns-repeated="3"/>
          <table:table-cell table:style-name="ce11" office:value-type="string" calcext:value-type="string">
            <text:p>states_def</text:p>
          </table:table-cell>
        </table:table-row>
        <table:table-row table:style-name="ro1">
          <table:table-cell/>
          <table:table-cell office:value-type="string" calcext:value-type="string">
            <text:p>transitions</text:p>
          </table:table-cell>
          <table:table-cell/>
          <table:table-cell office:value-type="string" calcext:value-type="string">
            <text:p>トランジション一覧</text:p>
          </table:table-cell>
          <table:table-cell/>
          <table:table-cell table:style-name="ce10" office:value-type="string" calcext:value-type="string">
            <text:p>_log_(<text:a xlink:href="mailto:AniCon@Char3" xlink:type="simple">AniCon@Char3</text:a>)transitions.csv</text:p>
          </table:table-cell>
          <table:table-cell table:number-columns-repeated="3"/>
          <table:table-cell table:style-name="ce11" office:value-type="string" calcext:value-type="string">
            <text:p>transitions</text:p>
          </table:table-cell>
        </table:table-row>
        <table:table-row table:style-name="ro1">
          <table:table-cell table:number-columns-repeated="5"/>
          <table:table-cell table:style-name="ce10" office:value-type="string" calcext:value-type="string">
            <text:p>_log_(<text:a xlink:href="mailto:AniCon@Char3" xlink:type="simple">AniCon@Char3</text:a>)transitions_def.csv</text:p>
          </table:table-cell>
          <table:table-cell table:number-columns-repeated="3"/>
          <table:table-cell table:style-name="ce11" office:value-type="string" calcext:value-type="string">
            <text:p>transitions_def</text:p>
          </table:table-cell>
        </table:table-row>
        <table:table-row table:style-name="ro1">
          <table:table-cell/>
          <table:table-cell office:value-type="string" calcext:value-type="string">
            <text:p>conditions</text:p>
          </table:table-cell>
          <table:table-cell/>
          <table:table-cell office:value-type="string" calcext:value-type="string">
            <text:p>条件一覧</text:p>
          </table:table-cell>
          <table:table-cell/>
          <table:table-cell table:style-name="ce10" office:value-type="string" calcext:value-type="string">
            <text:p>_log_(<text:a xlink:href="mailto:AniCon@Char3" xlink:type="simple">AniCon@Char3</text:a>)conditions.csv</text:p>
          </table:table-cell>
          <table:table-cell table:number-columns-repeated="3"/>
          <table:table-cell table:style-name="ce11" office:value-type="string" calcext:value-type="string">
            <text:p>conditions</text:p>
          </table:table-cell>
        </table:table-row>
        <table:table-row table:style-name="ro1">
          <table:table-cell table:number-columns-repeated="5"/>
          <table:table-cell table:style-name="ce10" office:value-type="string" calcext:value-type="string">
            <text:p>_log_(<text:a xlink:href="mailto:AniCon@Char3" xlink:type="simple">AniCon@Char3</text:a>)conditions_def.csv</text:p>
          </table:table-cell>
          <table:table-cell table:number-columns-repeated="3"/>
          <table:table-cell table:style-name="ce11" office:value-type="string" calcext:value-type="string">
            <text:p>conditions_def</text:p>
          </table:table-cell>
        </table:table-row>
        <table:table-row table:style-name="ro1">
          <table:table-cell/>
          <table:table-cell office:value-type="string" calcext:value-type="string">
            <text:p>positions</text:p>
          </table:table-cell>
          <table:table-cell/>
          <table:table-cell office:value-type="string" calcext:value-type="string">
            <text:p>位置一覧</text:p>
          </table:table-cell>
          <table:table-cell/>
          <table:table-cell table:style-name="ce10" office:value-type="string" calcext:value-type="string">
            <text:p>_log_(<text:a xlink:href="mailto:AniCon@Char3" xlink:type="simple">AniCon@Char3</text:a>)positions.csv</text:p>
          </table:table-cell>
          <table:table-cell table:number-columns-repeated="3"/>
          <table:table-cell table:style-name="ce11" office:value-type="string" calcext:value-type="string">
            <text:p>positions</text:p>
          </table:table-cell>
        </table:table-row>
        <table:table-row table:style-name="ro1">
          <table:table-cell table:number-columns-repeated="5"/>
          <table:table-cell table:style-name="ce10" office:value-type="string" calcext:value-type="string">
            <text:p>_log_(<text:a xlink:href="mailto:AniCon@Char3" xlink:type="simple">AniCon@Char3</text:a>)positions_def.csv</text:p>
          </table:table-cell>
          <table:table-cell table:number-columns-repeated="3"/>
          <table:table-cell table:style-name="ce11" office:value-type="string" calcext:value-type="string">
            <text:p>positions_def</text:p>
          </table:table-cell>
        </table:table-row>
      </table:table>
      <table:table table:name="CreateView"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reateViewButton" form:control-implementation="ooo:com.sun.star.form.component.CommandButton" xml:id="control2" form:id="control2" form:label="Create View"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ain?language=Basic&amp;location=document" xlink:type="simple"/>
              </office:event-listeners>
            </form:button>
          </form:form>
        </office:forms>
        <table:shapes>
          <draw:control draw:z-index="0" draw:text-style-name="P1" svg:width="61.32mm" svg:height="25.5mm" svg:x="25.08mm" svg:y="5.05mm" draw:control="control2"/>
        </table:shapes>
        <table:table-column table:style-name="co1" table:number-columns-repeated="5" table:default-cell-style-name="Default"/>
        <table:table-column table:style-name="co1" table:default-cell-style-name="ce11"/>
        <table:table-row table:style-name="ro1">
          <table:table-cell table:style-name="ce1"/>
          <table:table-cell table:style-name="ce4" table:number-columns-repeated="3"/>
          <table:table-cell table:style-name="ce7"/>
          <table:table-cell table:style-name="Default"/>
        </table:table-row>
        <table:table-row table:style-name="ro1" table:number-rows-repeated="3">
          <table:table-cell table:style-name="ce2"/>
          <table:table-cell table:style-name="ce5" table:number-columns-repeated="3"/>
          <table:table-cell table:style-name="ce8"/>
          <table:table-cell table:style-name="Default"/>
        </table:table-row>
        <table:table-row table:style-name="ro1">
          <table:table-cell table:style-name="ce2"/>
          <table:table-cell table:style-name="ce5" table:number-columns-repeated="3"/>
          <table:table-cell table:style-name="ce8"/>
          <table:table-cell table:style-name="Default" office:value-type="string" calcext:value-type="string">
            <text:p>Push button, New Book created. It’s CSV imported.</text:p>
          </table:table-cell>
        </table:table-row>
        <table:table-row table:style-name="ro1" table:number-rows-repeated="2">
          <table:table-cell table:style-name="ce2"/>
          <table:table-cell table:style-name="ce5" table:number-columns-repeated="3"/>
          <table:table-cell table:style-name="ce8"/>
          <table:table-cell table:style-name="Default"/>
        </table:table-row>
        <table:table-row table:style-name="ro1">
          <table:table-cell table:style-name="ce3"/>
          <table:table-cell table:style-name="ce6" table:number-columns-repeated="3"/>
          <table:table-cell table:style-name="ce9"/>
          <table:table-cell table:style-name="Default"/>
        </table:table-row>
        <table:table-row table:style-name="ro1" table:number-rows-repeated="2">
          <table:table-cell table:number-columns-repeated="5"/>
          <table:table-cell table:style-name="Default"/>
        </table:table-row>
        <table:table-row table:style-name="ro1">
          <table:table-cell table:number-columns-repeated="5"/>
          <table:table-cell table:style-name="Default" office:value-type="string" calcext:value-type="string">
            <text:p>Folder Path (フォルダーパス)</text:p>
          </table:table-cell>
        </table:table-row>
        <table:table-row table:style-name="ro1">
          <table:table-cell/>
          <table:table-cell office:value-type="string" calcext:value-type="string">
            <text:p>Folder</text:p>
          </table:table-cell>
          <table:table-cell/>
          <table:table-cell office:value-type="string" calcext:value-type="string">
            <text:p>フォルダー</text:p>
          </table:table-cell>
          <table:table-cell/>
          <table:table-cell table:style-name="ce10" office:value-type="string" calcext:value-type="string">
            <text:p>C:\Users\Takahashi\Documents\muzudho\Unity\KifuwarabeFighter2\KifuwarabeFighter2\</text:p>
          </table:table-cell>
        </table:table-row>
        <table:table-row table:style-name="ro1">
          <table:table-cell/>
          <table:table-cell office:value-type="string" calcext:value-type="string">
            <text:p>File</text:p>
          </table:table-cell>
          <table:table-cell/>
          <table:table-cell office:value-type="string" calcext:value-type="string">
            <text:p>ファイル</text:p>
          </table:table-cell>
          <table:table-cell/>
          <table:table-cell table:style-name="ce10" office:value-type="string" calcext:value-type="string">
            <text:p>AnimationControllerData.ods</text:p>
          </table:table-cell>
        </table:table-row>
        <table:table-row table:style-name="ro1">
          <table:table-cell/>
          <table:table-cell office:value-type="string" calcext:value-type="string">
            <text:p>OutputFile</text:p>
          </table:table-cell>
          <table:table-cell/>
          <table:table-cell office:value-type="string" calcext:value-type="string">
            <text:p>出力先</text:p>
          </table:table-cell>
          <table:table-cell/>
          <table:table-cell office:value-type="string" calcext:value-type="string">
            <text:p>AnimationControllerView.ods</text:p>
          </table:table-cell>
        </table:table-row>
        <table:table-row table:style-name="ro1">
          <table:table-cell table:number-columns-repeated="5"/>
          <table:table-cell table:style-name="Default" office:value-type="string" calcext:value-type="string">
            <text:p>Sheet Name (シート名)</text:p>
          </table:table-cell>
        </table:table-row>
        <table:table-row table:style-name="ro1">
          <table:table-cell table:number-columns-repeated="5"/>
          <table:table-cell table:style-name="Default"/>
        </table:table-row>
        <table:table-row table:style-name="ro1">
          <table:table-cell/>
          <table:table-cell office:value-type="string" calcext:value-type="string">
            <text:p>parameters</text:p>
          </table:table-cell>
          <table:table-cell/>
          <table:table-cell office:value-type="string" calcext:value-type="string">
            <text:p>引数一覧</text:p>
          </table:table-cell>
          <table:table-cell/>
          <table:table-cell office:value-type="string" calcext:value-type="string">
            <text:p>parameters</text:p>
          </table:table-cell>
        </table:table-row>
        <table:table-row table:style-name="ro1">
          <table:table-cell table:number-columns-repeated="5"/>
          <table:table-cell office:value-type="string" calcext:value-type="string">
            <text:p>parameters_def</text:p>
          </table:table-cell>
        </table:table-row>
        <table:table-row table:style-name="ro1">
          <table:table-cell/>
          <table:table-cell office:value-type="string" calcext:value-type="string">
            <text:p>layers</text:p>
          </table:table-cell>
          <table:table-cell/>
          <table:table-cell office:value-type="string" calcext:value-type="string">
            <text:p>レイヤー一覧</text:p>
          </table:table-cell>
          <table:table-cell/>
          <table:table-cell office:value-type="string" calcext:value-type="string">
            <text:p>layers</text:p>
          </table:table-cell>
        </table:table-row>
        <table:table-row table:style-name="ro1">
          <table:table-cell table:number-columns-repeated="5"/>
          <table:table-cell office:value-type="string" calcext:value-type="string">
            <text:p>layers_def</text:p>
          </table:table-cell>
        </table:table-row>
        <table:table-row table:style-name="ro1">
          <table:table-cell/>
          <table:table-cell office:value-type="string" calcext:value-type="string">
            <text:p>stateMachines</text:p>
          </table:table-cell>
          <table:table-cell/>
          <table:table-cell office:value-type="string" calcext:value-type="string">
            <text:p>ステートマシーン一覧</text:p>
          </table:table-cell>
          <table:table-cell/>
          <table:table-cell office:value-type="string" calcext:value-type="string">
            <text:p>stateMachines</text:p>
          </table:table-cell>
        </table:table-row>
        <table:table-row table:style-name="ro1">
          <table:table-cell table:number-columns-repeated="5"/>
          <table:table-cell office:value-type="string" calcext:value-type="string">
            <text:p>stateMachines_def</text:p>
          </table:table-cell>
        </table:table-row>
        <table:table-row table:style-name="ro1">
          <table:table-cell/>
          <table:table-cell office:value-type="string" calcext:value-type="string">
            <text:p>states</text:p>
          </table:table-cell>
          <table:table-cell/>
          <table:table-cell office:value-type="string" calcext:value-type="string">
            <text:p>ステート一覧</text:p>
          </table:table-cell>
          <table:table-cell/>
          <table:table-cell office:value-type="string" calcext:value-type="string">
            <text:p>states</text:p>
          </table:table-cell>
        </table:table-row>
        <table:table-row table:style-name="ro1">
          <table:table-cell table:number-columns-repeated="5"/>
          <table:table-cell office:value-type="string" calcext:value-type="string">
            <text:p>states_def</text:p>
          </table:table-cell>
        </table:table-row>
        <table:table-row table:style-name="ro1">
          <table:table-cell/>
          <table:table-cell office:value-type="string" calcext:value-type="string">
            <text:p>transitions</text:p>
          </table:table-cell>
          <table:table-cell/>
          <table:table-cell office:value-type="string" calcext:value-type="string">
            <text:p>トランジション一覧</text:p>
          </table:table-cell>
          <table:table-cell/>
          <table:table-cell office:value-type="string" calcext:value-type="string">
            <text:p>transitions</text:p>
          </table:table-cell>
        </table:table-row>
        <table:table-row table:style-name="ro1">
          <table:table-cell table:number-columns-repeated="5"/>
          <table:table-cell office:value-type="string" calcext:value-type="string">
            <text:p>transitions_def</text:p>
          </table:table-cell>
        </table:table-row>
        <table:table-row table:style-name="ro1">
          <table:table-cell/>
          <table:table-cell office:value-type="string" calcext:value-type="string">
            <text:p>conditions</text:p>
          </table:table-cell>
          <table:table-cell/>
          <table:table-cell office:value-type="string" calcext:value-type="string">
            <text:p>条件一覧</text:p>
          </table:table-cell>
          <table:table-cell/>
          <table:table-cell office:value-type="string" calcext:value-type="string">
            <text:p>conditions</text:p>
          </table:table-cell>
        </table:table-row>
        <table:table-row table:style-name="ro1">
          <table:table-cell table:number-columns-repeated="5"/>
          <table:table-cell office:value-type="string" calcext:value-type="string">
            <text:p>conditions_def</text:p>
          </table:table-cell>
        </table:table-row>
        <table:table-row table:style-name="ro1">
          <table:table-cell/>
          <table:table-cell office:value-type="string" calcext:value-type="string">
            <text:p>positions</text:p>
          </table:table-cell>
          <table:table-cell/>
          <table:table-cell office:value-type="string" calcext:value-type="string">
            <text:p>位置一覧</text:p>
          </table:table-cell>
          <table:table-cell/>
          <table:table-cell office:value-type="string" calcext:value-type="string">
            <text:p>positions</text:p>
          </table:table-cell>
        </table:table-row>
        <table:table-row table:style-name="ro1">
          <table:table-cell table:number-columns-repeated="5"/>
          <table:table-cell office:value-type="string" calcext:value-type="string">
            <text:p>positions_def</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2">0000/00/00</text:date>, <text:time style:data-style-name="N2" text:time-value="04:59:05.623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03:39:33.666000000</meta:creation-date>
    <dc:date>2017-02-02T06:32:37.190000000</dc:date>
    <meta:editing-duration>PT7H58M9S</meta:editing-duration>
    <meta:editing-cycles>336</meta:editing-cycles>
    <meta:generator>LibreOffice/5.2.5.1$Windows_x86 LibreOffice_project/0312e1a284a7d50ca85a365c316c7abbf20a4d22</meta:generator>
    <meta:document-statistic meta:table-count="2" meta:cell-count="89"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Sub Main
'msgbox "Hello World!!"

Dim oSheet as Object ' シート
Dim oSheets As Object ' シートのリスト
Dim sheetName As String ' シートの名前
Dim oDoc As Object ' 新しいブック
Dim Dummy() ' 使わない引数に
Dim folder As String ' 信頼のおけるディレクトリ
Dim fileNames (14) As String
Dim sheetNames (14) As String
Dim newFileName As String

' アクティブ・シートを取得
oSheet = ThisComponent.GetCurrentController.ActiveSheet

' ( column, row ) is 0 start.
folder = oSheet.getCellByPosition( 5, 12 ).String ' folder. end is "\"
fileNames(0) = folder &amp; oSheet.getCellByPosition( 5, 16 ).String ' parameters.csv
fileNames(1) = folder &amp; oSheet.getCellByPosition( 5, 17 ).String ' parameters_def.csv
fileNames(2) = folder &amp; oSheet.getCellByPosition( 5, 18 ).String ' layers
fileNames(3) = folder &amp; oSheet.getCellByPosition( 5, 19 ).String ' layers_def
fileNames(4) = folder &amp; oSheet.getCellByPosition( 5, 20 ).String ' stateMachines
fileNames(5) = folder &amp; oSheet.getCellByPosition( 5, 21 ).String ' stateMachines_def
fileNames(6) = folder &amp; oSheet.getCellByPosition( 5, 22 ).String ' states
fileNames(7) = folder &amp; oSheet.getCellByPosition( 5, 23 ).String ' states_def
fileNames(8) = folder &amp; oSheet.getCellByPosition( 5, 24 ).String ' transitions
fileNames(9) = folder &amp; oSheet.getCellByPosition( 5, 25 ).String ' transitions_def
fileNames(10) = folder &amp; oSheet.getCellByPosition( 5, 26 ).String ' conditions
fileNames(11) = folder &amp; oSheet.getCellByPosition( 5, 27 ).String ' conditions_def
fileNames(12) = folder &amp; oSheet.getCellByPosition( 5, 28 ).String ' positions
fileNames(13) = folder &amp; oSheet.getCellByPosition( 5, 29 ).String ' positions_def

sheetNames(0) = oSheet.getCellByPosition( 9, 16 ).String ' parameters
sheetNames(1) = oSheet.getCellByPosition( 9, 17 ).String ' parameters_def
sheetNames(2) = oSheet.getCellByPosition( 9, 18 ).String ' layers
sheetNames(3) = oSheet.getCellByPosition( 9, 19 ).String ' layers_def
sheetNames(4) = oSheet.getCellByPosition( 9, 20 ).String ' stateMachines
sheetNames(5) = oSheet.getCellByPosition( 9, 21 ).String ' stateMachines_def
sheetNames(6) = oSheet.getCellByPosition( 9, 22 ).String ' states
sheetNames(7) = oSheet.getCellByPosition( 9, 23 ).String ' states_def
sheetNames(8) = oSheet.getCellByPosition( 9, 24 ).String ' transitions
sheetNames(9) = oSheet.getCellByPosition( 9, 25 ).String ' transitions_def
sheetNames(10) = oSheet.getCellByPosition( 9, 26 ).String ' conditions
sheetNames(11) = oSheet.getCellByPosition( 9, 27 ).String ' conditions_def
sheetNames(12) = oSheet.getCellByPosition( 9, 28 ).String ' positions
sheetNames(13) = oSheet.getCellByPosition( 9, 29 ).String ' positions_def

newFileName = "AnimationControllerData.ods"

oDoc = StarDesktop.loadComponentFromURL("private:factory/scalc", "_blank", 0, Dummy()) ' ブックを新規作成
oSheets = oDoc.getSheets() ' シートのリストを取得

'--------------------------------------------------------------------------------
' 最初からあるシートを名前変更

oSheet=oDoc.Sheets(0)
oSheet.Name=sheetNames(0)

'作成したシートへの書込
ReadCsv(fileNames(0), oSheet) ' CSV読込

'--------------------------------------------------------------------------------
' ２つ目のシートを作成

sheetName = sheetNames(1)

' シートを追加
if oSheets.hasByName(sheetName) = false then
	oSheets.insertNewByName(sheetName,1)
end if
oSheet = oSheets.getByName(sheetName)

'作成したシートへの書込
ReadCsv(fileNames(1), oSheet) ' CSV読込

'--------------------------------------------------------------------------------
' ３つ目以降のシートを作成

Dim index As Integer

For index = 2 To 13

	sheetName = sheetNames(index)
	
	' シートを追加
	if oSheets.hasByName(sheetName) = false then
		oSheets.insertNewByName(sheetName,index)
	end if
	oSheet = oSheets.getByName(sheetName)
	
	'作成したシートへの書込
	ReadCsv(fileNames(index), oSheet) ' CSV読込

Next

'--------------------------------------------------------------------------------
'C:test.odsとして保存
oDoc.storeAsURL(ConvertToUrl( folder &amp; newFileName), Dummy())

'ファイルを閉じる
oDoc.dispose

End Sub

'--------------------------------------------------------------------------------
' CSV読取
Sub ReadCsv(filename As String, oSheet as Object)

Dim fileHandle As Integer ' ファイルハンドル番号

fileHandle = Freefile
Open filename For Input As fileHandle ' 外部ファイルの内容をシートに読込む

Dim row As Integer
Dim source As String
row = 0
Do While not eof(fileHandle)
	Line Input #fileHandle, source

	CsvLineParser( source, row, oSheet )
		
	row = row + 1
Loop

Close #fileHandle

End Sub

'--------------------------------------------------------------------------------
' CSV解析
Sub CsvLineParser(source As String, row As Integer, oSheet as Object)

	Dim caret As Integer
	Dim column As Integer
	Dim cell As String

	If Len(source) &lt; 1 Then
		Exit Sub
	End If ' 空文字列なら終わり

	caret = 1 ' 文字列の文字目は1スタート
	column = 0 ' テーブルの列は0スタート

	cell = "" ' １セル分の文字列
	Do While caret-1 &lt; Len(source) ' このループで１行分に対応
		Select Case Mid(source,caret,1)
			Case ",": ' トークンを出力して次へ。
				caret = caret + 1
				oSheet.getCellByPosition( column, row ).String = cell
				column = column + 1
				cell = ""
			Case """":
				' ここからリテラル文字列処理へ
				caret = caret + 1

				' エスケープしながら、単独「"」が出てくるまでそのまま出力。
				Do While caret-1 &lt; Len(source)
					If """"=Mid(source,caret,1) Then
						' これが単独の「"」なら終わり、２連続の「"」ならまだ終わらない。

						If caret + 1 - 1 = Len(source) Then
							caret = caret + 1
							Exit Do ' 「"」が最後の文字だったのなら、無視してループ抜け。
						ElseIf """" = Mid(source,caret+1,1) Then
							caret = caret + 2
							cell = cell &amp; """" ' 2文字目も「"」なら、２つの「""」すっとばして代わりに「"」を入れてループ続行。
						Else ' 2連続でない「"」なら、次の「,」の次までの空白等をスキップ。//【改変/】2012年10月30日変更。旧： index++;//【改変/】2017年02月01日変更。次のカンマの次まで飛ばした。旧： index+=2;
							caret = InStr( caret, source, "," )
							caret = caret + 1
							Exit Do
						End If
					Else
						cell = cell &amp; Mid(source,caret,1)
						caret = caret + 1 ' 通常文字なのでループ続行。
					End If
				Loop
				oSheet.getCellByPosition( column, row ).String = Trim(cell) ' 前後の空白はカット
				column = column + 1
				cell = ""
			Case Else: ' ダブルクォートされていない文字列か、ダブルクォートの前のスペースだ。
				cell = cell &amp; Mid(source,caret,1)
				caret = caret + 1
		End Select
	Loop
End Sub
</script:module>
</file>

<file path=Basic/Standard/Module2.xml><?xml version="1.0" encoding="utf-8"?>
<!DOCTYPE module  PUBLIC '-//OpenOffice.org//DTD OfficeDocument 1.0//EN'  'module.dtd'>
<script:module xmlns:script="http://openoffice.org/2000/script" script:name="Module2" script:language="StarBasic">REM  *****  BASIC  *****

Option Explicit

' ビューを作るぞ
Sub Main

Dim oSheet as Object ' シート
Dim oSheets As Object ' シートのリスト
Dim sheetName As String ' シートの名前
Dim oDoc1 As Object
Dim oDoc2 As Object ' 新しいブック
Dim Dummy() ' 使わない引数に
Dim folder As String ' 信頼のおけるディレクトリ
Dim dataFilePath As String ' アニメーション・コントローラー・データ
Dim outputFilePath As String
Dim sheetNames (14) As String

' アクティブ・シートを取得
oSheet = ThisComponent.GetCurrentController.ActiveSheet

' ( column, row ) is 0 start.
folder = oSheet.getCellByPosition( 5, 11 ).String ' folder. end is "\"
dataFilePath = folder &amp; oSheet.getCellByPosition( 5, 12 ).String ' .ods file
outputFilePath = folder &amp; oSheet.getCellByPosition( 5, 13 ).String ' .ods file
' msgbox "folder(^q^)=[" &amp; folder &amp; "]"
' msgbox "dataFilePath(^q^)=[" &amp; dataFilePath &amp; "]"
' msgbox "outputFilePath(^q^)=[" &amp; outputFilePath &amp; "]"

sheetNames(0) = oSheet.getCellByPosition( 5, 16 ).String ' parameters
sheetNames(1) = oSheet.getCellByPosition( 5, 17 ).String ' parameters_def
sheetNames(2) = oSheet.getCellByPosition( 5, 18 ).String ' layers
sheetNames(3) = oSheet.getCellByPosition( 5, 19 ).String ' layers_def
sheetNames(4) = oSheet.getCellByPosition( 5, 20 ).String ' stateMachines
sheetNames(5) = oSheet.getCellByPosition( 5, 21 ).String ' stateMachines_def
sheetNames(6) = oSheet.getCellByPosition( 5, 22 ).String ' states
sheetNames(7) = oSheet.getCellByPosition( 5, 23 ).String ' states_def
sheetNames(8) = oSheet.getCellByPosition( 5, 24 ).String ' transitions
sheetNames(9) = oSheet.getCellByPosition( 5, 25 ).String ' transitions_def
sheetNames(10) = oSheet.getCellByPosition( 5, 26 ).String ' conditions
sheetNames(11) = oSheet.getCellByPosition( 5, 27 ).String ' conditions_def
sheetNames(12) = oSheet.getCellByPosition( 5, 28 ).String ' positions
sheetNames(13) = oSheet.getCellByPosition( 5, 29 ).String ' positions_def

oDoc2 = StarDesktop.loadComponentFromURL("private:factory/scalc", "_blank", 0, Dummy()) ' ブックを新規作成
oSheets = oDoc2.getSheets() ' シートのリストを取得

oDoc1 = StarDesktop.loadComponentFromURL( ConvertToUrl(dataFilePath) , "_blank", 0, Array())

'--------------------------------------------------------------------------------
' 最初からあるシートを名前変更

oSheet=oDoc2.Sheets(0)
oSheet.Name=sheetNames(0)

'作成したシートへの書込
ReadOds(oDoc1, sheetNames(0), oSheet) ' ODS読込み

'--------------------------------------------------------------------------------
' ２つ目のシートを作成

sheetName = sheetNames(1)

' シートを追加
if oSheets.hasByName(sheetName) = false then
	oSheets.insertNewByName(sheetName,1)
end if
oSheet = oSheets.getByName(sheetName)

'作成したシートへの書込
ReadOds(oDoc1, sheetName, oSheet) ' CSV読込

'--------------------------------------------------------------------------------
' ３つ目以降のシートを作成

Dim index As Integer

For index = 2 To 13

	sheetName = sheetNames(index)
	
	' シートを追加
	if oSheets.hasByName(sheetName) = false then
		oSheets.insertNewByName(sheetName,index)
	end if
	oSheet = oSheets.getByName(sheetName)
	
	'作成したシートへの書込
	ReadOds(oDoc1, sheetName, oSheet) ' CSV読込

Next

'--------------------------------------------------------------------------------
'C:test.odsとして保存
oDoc2.storeAsURL(ConvertToUrl( outputFilePath), Dummy())

'ファイルを閉じる
oDoc2.dispose

End Sub

'--------------------------------------------------------------------------------
' ODS読取
' 参考： LibreOffice Calc Basic fun!!! 「既存ドキュメント(ブック)を開く」 http://calibreblo.blogspot.jp/2011/04/blog-post_2121.html
Sub ReadOds( oDoc1 As Object, sheetName1 As String, oSheet2 as Object)

	Dim oSheets1 As Object
	Dim oSheet1 As Object
	Dim row As Integer
	Dim column As Integer
	Dim lastColumn As Integer
	
	oSheets1 = oDoc1.getSheets() ' シートのリストを取得
	oSheet1 = oSheets1.getByName(sheetName1)

	' 1行目の [EOL] を探す
    Do While "[EOL]"&lt;&gt;oSheet1.getCellByPosition( column, 0 ).String
		oSheet2.getCellByPosition( column, 0 ).String = oSheet1.getCellByPosition( column, 0 ).String
    	column = column + 1
    Loop
    oSheet2.getCellByPosition( column, 0 ).String = "[EOL]" ' 行末に [EOL] を付加
    lastColumn = column - 1

	' 最終行のうしろの [EOF] を探す。
	row = 1
	Do While "[EOF]"&lt;&gt;oSheet1.getCellByPosition( 0, row ).String
		For column = 0 To lastColumn
			oSheet2.getCellByPosition( column, row ).String = oSheet1.getCellByPosition( column, row ).String
		Next
		row = row + 1
	Loop
	oSheet2.getCellByPosition( 0, row ).String = "[EOF]" ' ファイル末尾に [EOF] を付加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